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000000" fo:border="0.06pt solid #000000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dde8cb" fo:border="0.06pt solid #000000"/>
    </style:style>
    <style:style style:name="ce12" style:family="table-cell" style:parent-style-name="Default">
      <style:table-cell-properties fo:background-color="#ffd7d7" fo:border="0.06pt solid #000000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12"/>
        <table:table-column table:style-name="co1" table:number-columns-repeated="2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13">
            <text:p>Q2</text:p>
          </table:table-cell>
          <table:table-cell table:style-name="ce2" office:value-type="string" calcext:value-type="string" table:number-columns-spanned="1" table:number-rows-spanned="2">
            <text:p>hidden layers</text:p>
          </table:table-cell>
          <table:table-cell table:style-name="ce2" office:value-type="string" calcext:value-type="string" table:number-columns-spanned="1" table:number-rows-spanned="2">
            <text:p>hidden units</text:p>
          </table:table-cell>
          <table:table-cell table:style-name="ce10" office:value-type="string" calcext:value-type="string" table:number-columns-spanned="2" table:number-rows-spanned="1">
            <text:p>error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cc</text:p>
          </table:table-cell>
          <table:covered-table-cell table:style-name="ce3"/>
          <table:table-cell/>
        </table:table-row>
        <table:table-row table:style-name="ro1">
          <table:covered-table-cell/>
          <table:covered-table-cell table:number-columns-repeated="2" table:style-name="ce3"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</text:p>
          </table:table-cell>
          <table:table-cell/>
        </table:table-row>
        <table:table-row table:style-name="ro2">
          <table:covered-table-cell/>
          <table:table-cell table:style-name="ce4" office:value-type="float" office:value="1" calcext:value-type="float" table:number-columns-spanned="1" table:number-rows-spanned="3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2">
          <table:covered-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5" calcext:value-type="float">
            <text:p>0.35</text:p>
          </table:table-cell>
          <table:table-cell office:value-type="float" office:value="0.69" calcext:value-type="float">
            <text:p>0.69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covered-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6" calcext:value-type="float">
            <text:p>0.16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3">
          <table:covered-table-cell/>
          <table:table-cell table:style-name="ce6" table:number-columns-repeated="6"/>
          <table:table-cell/>
        </table:table-row>
        <table:table-row table:style-name="ro2">
          <table:covered-table-cell/>
          <table:table-cell table:style-name="ce7" office:value-type="float" office:value="2" calcext:value-type="float" table:number-columns-spanned="1" table:number-rows-spanned="3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covered-table-cell table:number-columns-repeated="2"/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2">
          <table:covered-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9" calcext:value-type="float">
            <text:p>0.09</text:p>
          </table:table-cell>
          <table:table-cell office:value-type="float" office:value="1.54" calcext:value-type="float">
            <text:p>1.54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3">
          <table:covered-table-cell/>
          <table:table-cell table:style-name="ce6" table:number-columns-repeated="6"/>
          <table:table-cell/>
        </table:table-row>
        <table:table-row table:style-name="ro2">
          <table:covered-table-cell/>
          <table:table-cell table:style-name="ce4" office:value-type="float" office:value="3" calcext:value-type="float" table:number-columns-spanned="1" table:number-rows-spanned="3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covered-table-cell table:number-columns-repeated="2"/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2">
          <table:covered-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1" calcext:value-type="float">
            <text:p>0.11</text:p>
          </table:table-cell>
          <table:table-cell office:value-type="float" office:value="1.63" calcext:value-type="float">
            <text:p>1.63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2"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Q3</text:p>
          </table:table-cell>
          <table:table-cell table:style-name="ce2" office:value-type="string" calcext:value-type="string" table:number-columns-spanned="1" table:number-rows-spanned="2">
            <text:p>dropout prob</text:p>
          </table:table-cell>
          <table:table-cell table:style-name="ce2" office:value-type="string" calcext:value-type="string" table:number-columns-spanned="1" table:number-rows-spanned="2">
            <text:p>hidden layers</text:p>
          </table:table-cell>
          <table:table-cell table:style-name="ce2" office:value-type="string" calcext:value-type="string" table:number-columns-spanned="1" table:number-rows-spanned="2">
            <text:p>hidden units</text:p>
          </table:table-cell>
          <table:table-cell table:style-name="ce10" office:value-type="string" calcext:value-type="string" table:number-columns-spanned="2" table:number-rows-spanned="1">
            <text:p>error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cc</text:p>
          </table:table-cell>
          <table:covered-table-cell table:style-name="ce3"/>
        </table:table-row>
        <table:table-row table:style-name="ro1">
          <table:covered-table-cell/>
          <table:covered-table-cell table:number-columns-repeated="3" table:style-name="ce3"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</text:p>
          </table:table-cell>
        </table:table-row>
        <table:table-row table:style-name="ro2">
          <table:covered-table-cell/>
          <table:table-cell office:value-type="float" office:value="0.65" calcext:value-type="float">
            <text:p>0.65</text:p>
          </table:table-cell>
          <table:table-cell table:style-name="ce9" office:value-type="float" office:value="1" calcext:value-type="float" table:number-columns-spanned="1" table:number-rows-spanned="3">
            <text:p>1</text:p>
          </table:table-cell>
          <table:table-cell table:style-name="ce9" office:value-type="float" office:value="64" calcext:value-type="float" table:number-columns-spanned="1" table:number-rows-spanned="3">
            <text:p>64</text:p>
          </table:table-cell>
          <table:table-cell table:style-name="ce13" office:value-type="float" office:value="0.61" calcext:value-type="float">
            <text:p>0.61</text:p>
          </table:table-cell>
          <table:table-cell table:style-name="ce13" office:value-type="float" office:value="0.64" calcext:value-type="float">
            <text:p>0.64</text:p>
          </table:table-cell>
          <table:table-cell table:style-name="ce13" office:value-type="float" office:value="0.81" calcext:value-type="float">
            <text:p>0.81</text:p>
          </table:table-cell>
          <table:table-cell table:style-name="ce13" office:value-type="float" office:value="0.8" calcext:value-type="float">
            <text:p>0.8</text:p>
          </table:table-cell>
        </table:table-row>
        <table:table-row table:style-name="ro2">
          <table:covered-table-cell/>
          <table:table-cell office:value-type="float" office:value="0.75" calcext:value-type="float">
            <text:p>0.75</text:p>
          </table:table-cell>
          <table:covered-table-cell/>
          <table:covered-table-cell table:style-name="ce8"/>
          <table:table-cell table:style-name="ce13" office:value-type="float" office:value="0.54" calcext:value-type="float">
            <text:p>0.54</text:p>
          </table:table-cell>
          <table:table-cell table:style-name="ce13" office:value-type="float" office:value="0.59" calcext:value-type="float">
            <text:p>0.59</text:p>
          </table:table-cell>
          <table:table-cell table:style-name="ce13" office:value-type="float" office:value="0.83" calcext:value-type="float">
            <text:p>0.83</text:p>
          </table:table-cell>
          <table:table-cell table:style-name="ce13" office:value-type="float" office:value="0.81" calcext:value-type="float">
            <text:p>0.81</text:p>
          </table:table-cell>
        </table:table-row>
        <table:table-row table:style-name="ro2">
          <table:covered-table-cell/>
          <table:table-cell office:value-type="float" office:value="0.85" calcext:value-type="float">
            <text:p>0.85</text:p>
          </table:table-cell>
          <table:covered-table-cell/>
          <table:covered-table-cell table:style-name="ce8"/>
          <table:table-cell table:style-name="ce13" office:value-type="float" office:value="0.46" calcext:value-type="float">
            <text:p>0.46</text:p>
          </table:table-cell>
          <table:table-cell table:style-name="ce13" office:value-type="float" office:value="0.54" calcext:value-type="float">
            <text:p>0.54</text:p>
          </table:table-cell>
          <table:table-cell table:style-name="ce13" office:value-type="float" office:value="0.85" calcext:value-type="float">
            <text:p>0.85</text:p>
          </table:table-cell>
          <table:table-cell table:style-name="ce13" office:value-type="float" office:value="0.83" calcext:value-type="float">
            <text:p>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3:47:57.223200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3:47:59.072634901</meta:creation-date>
    <meta:editing-duration>PT41M39S</meta:editing-duration>
    <meta:editing-cycles>15</meta:editing-cycles>
    <meta:generator>LibreOffice/6.4.7.2$Linux_X86_64 LibreOffice_project/40$Build-2</meta:generator>
    <dc:date>2021-11-02T14:29:41.044089359</dc:date>
    <meta:document-statistic meta:table-count="1" meta:cell-count="84" meta:object-count="0"/>
  </office:meta>
</office:document-meta>
</file>